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ackground-color="#b0b3b2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Arial" fo:font-size="11pt" fo:language="de" fo:country="CH" style:font-size-asian="11pt" style:font-size-complex="11pt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7" style:family="table-cell" style:parent-style-name="Default">
      <style:table-cell-properties fo:border-bottom="0.0008in solid #000000" fo:background-color="#b0b3b2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 fo:font-size="11pt" fo:language="de" fo:country="CH" style:font-size-asian="11pt" style:font-size-complex="11pt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7" office:value-type="string">
            <text:p>Bezeichnung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8" office:value-type="string">
            <text:p>Lieferant von <text:span text:style-name="T1">Treibstoff</text:span> für die Tankstell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Anlagen System</text:p>
          </table:table-cell>
          <table:table-cell table:style-name="ce9" office:value-type="string">
            <text:p>EDV System für die Gebäudeverwaltung, Maschinen oder Fuhrpark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ckup Server</text:p>
          </table:table-cell>
          <table:table-cell table:style-name="ce9" office:value-type="string">
            <text:p>Server welcher die Backups verw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adge</text:p>
          </table:table-cell>
          <table:table-cell table:style-name="ce8" office:value-type="string">
            <text:p>Karte des Angestellten welche für das Tanken verwend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</text:p>
          </table:table-cell>
          <table:table-cell table:style-name="ce9" office:value-type="string">
            <text:p>Bezahlung mittels Geldschein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geld Fach</text:p>
          </table:table-cell>
          <table:table-cell table:style-name="ce9" office:value-type="string">
            <text:p>Fach im Bedienterminal wo die Geldscheine gelagert werd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Bedienterminal</text:p>
          </table:table-cell>
          <table:table-cell table:style-name="ce8" office:value-type="string">
            <text:p>Terminal wo die Karten eingelesen, die Optionen gewählt <text:s/>und bezahl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etriebsbuchhalt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uchhaltungs System</text:p>
          </table:table-cell>
          <table:table-cell table:style-name="ce8" office:value-type="string">
            <text:p>EDV System für die Buchhaltung und Rechnungswes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Debit/Credit</text:p>
          </table:table-cell>
          <table:table-cell table:style-name="ce9" office:value-type="string">
            <text:p>Bezahlung mittels Maestro Debit oder VISA, Master Karte oder Änliche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Durchlaufzeit</text:p>
          </table:table-cell>
          <table:table-cell table:style-name="ce10" office:value-type="string">
            <text:p>Dauer welche ein Tankvorgang vom heranfahren bis zum wegfahren beinh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office:value-type="string">
            <text:p>Externe EDV</text:p>
          </table:table-cell>
          <table:table-cell office:value-type="string">
            <text:p>Externe EDV System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kd</text:p>
          </table:table-cell>
          <table:table-cell table:style-name="ce9" office:value-type="string">
            <text:p>Fach Klassen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kd</text:p>
          </table:table-cell>
          <table:table-cell table:style-name="ce9" office:value-type="string">
            <text:p>Kontext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R</text:p>
          </table:table-cell>
          <table:table-cell table:style-name="ce9" office:value-type="string">
            <text:p>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Freitage</text:p>
          </table:table-cell>
          <table:table-cell table:style-name="ce10" office:value-type="string">
            <text:p>Samstag und Sonntag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Gehaltsabrechn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Hauptsitz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ostenstelle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unde</text:p>
          </table:table-cell>
          <table:table-cell table:style-name="ce8" office:value-type="string">
            <text:p>Person die Tankt. Dies Kann ein Mittarbeiter, Angehöriger oder Externe Person sei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ailserver</text:p>
          </table:table-cell>
          <table:table-cell table:style-name="ce9" office:value-type="string">
            <text:p>Server welcher die E-Mails versend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Minimalbestand</text:p>
          </table:table-cell>
          <table:table-cell table:style-name="ce10" office:value-type="string">
            <text:p>Menge an Teibstoff unter bei deren unterschreiten nachbestellt werden mus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Mittarbeiter Badge</text:p>
          </table:table-cell>
          <table:table-cell table:style-name="ce8" office:value-type="string">
            <text:p>Personal Karte des Mittarbeiter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Nachschub</text:p>
          </table:table-cell>
          <table:table-cell table:style-name="ce8" office:value-type="string">
            <text:p>Treibstoff welches geliefert wird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FR</text:p>
          </table:table-cell>
          <table:table-cell table:style-name="ce9" office:value-type="string">
            <text:p>Non 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N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System</text:p>
          </table:table-cell>
          <table:table-cell table:style-name="ce8" office:value-type="string">
            <text:p>EDV System für die Personal Bereich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ersonalabteilung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office:value-type="string">
            <text:p>Quittung</text:p>
          </table:table-cell>
          <table:table-cell table:style-name="ce8" office:value-type="string">
            <text:p>Papier oder E-Mail Bele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th</text:p>
          </table:table-cell>
          <table:table-cell table:style-name="ce9" office:value-type="string">
            <text:p>Stakehold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geskasse </text:p>
          </table:table-cell>
          <table:table-cell table:style-name="ce8" office:value-type="string">
            <text:p>Bargel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ank</text:p>
          </table:table-cell>
          <table:table-cell table:style-name="ce9" office:value-type="string">
            <text:p>Tank welcher den Treibstoff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Record</text:p>
          </table:table-cell>
          <table:table-cell table:style-name="ce8" office:value-type="string">
            <text:p>Datensatz der erstellt wird und die Daten des Tankvorganges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System</text:p>
          </table:table-cell>
          <table:table-cell table:style-name="ce8" office:value-type="string">
            <text:p>System welches das Tanken verwaltet (Aufgabe)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karte</text:p>
          </table:table-cell>
          <table:table-cell table:style-name="ce8" office:value-type="string">
            <text:p>Karte zum Tanken an der Tankstell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äule</text:p>
          </table:table-cell>
          <table:table-cell table:style-name="ce8" office:value-type="string">
            <text:p>Säule mit einer Benzinar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telle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office:value-type="string">
            <text:p>Tankvorgang</text:p>
          </table:table-cell>
          <table:table-cell table:style-name="ce8" office:value-type="string">
            <text:p>Ablauf des Tanken incl. Authentifizieren, Tanken und evt. Quittung wähle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wart</text:p>
          </table:table-cell>
          <table:table-cell table:style-name="ce10" office:value-type="string">
            <text:p>Wartet die Anlage und behebt Defekte.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eibstoff</text:p>
          </table:table-cell>
          <table:table-cell table:style-name="ce9" office:value-type="string">
            <text:p>Kann Diesel, Super oder Bleifrei sei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C</text:p>
          </table:table-cell>
          <table:table-cell table:style-name="ce9" office:value-type="string">
            <text:p>Use Case</text:p>
          </table:table-cell>
          <table:table-cell table:number-columns-repeated="1022"/>
        </table:table-row>
        <table:table-row table:style-name="ro1">
          <table:table-cell office:value-type="string">
            <text:p>Zählerstand</text:p>
          </table:table-cell>
          <table:table-cell office:value-type="string">
            <text:p>Zählerstand der Tanksäule beim Tank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if</text:p>
          </table:table-cell>
          <table:table-cell table:style-name="ce9" office:value-type="string">
            <text:p>Zielformulieru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ud</text:p>
          </table:table-cell>
          <table:table-cell table:style-name="ce9" office:value-type="string">
            <text:p>Zustands Diagramm</text:p>
          </table:table-cell>
          <table:table-cell table:number-columns-repeated="1022"/>
        </table:table-row>
        <table:table-row table:style-name="ro1">
          <table:table-cell office:value-type="string">
            <text:p>x20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2/10/2013</text:date>, <text:time>18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2-10T18:25:35</dc:date>
    <meta:editing-duration>PT08H39M03S</meta:editing-duration>
    <meta:editing-cycles>19</meta:editing-cycles>
    <meta:generator>NeoOffice/3.4$Unix OpenOffice.org_project/Patch 0</meta:generator>
    <meta:document-statistic meta:table-count="3" meta:cell-count="87" meta:object-count="0"/>
  </office:meta>
</office:document-meta>
</file>